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4年05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May <text:s text:c="3"/>- 2015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29014" table:style-name="ce11">
            <text:p><text:s/>629,014<text:s/></text:p>
          </table:table-cell>
          <table:table-cell office:value-type="float" office:value="1427" table:style-name="ce12">
            <text:p><text:s/>1,427<text:s/></text:p>
          </table:table-cell>
          <table:table-cell office:value-type="float" office:value="36629" table:style-name="ce12">
            <text:p><text:s/>36,6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576961" table:style-name="ce12">
            <text:p><text:s/>576,96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31" table:style-name="ce12">
            <text:p><text:s/>431<text:s/></text:p>
          </table:table-cell>
          <table:table-cell office:value-type="float" office:value="12134" table:style-name="ce12">
            <text:p><text:s/>12,134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490" table:style-name="ce12">
            <text:p><text:s/>490<text:s/></text:p>
          </table:table-cell>
          <table:table-cell office:value-type="float" office:value="3750" table:style-name="ce12">
            <text:p><text:s/>3,750<text:s/></text:p>
          </table:table-cell>
          <table:table-cell office:value-type="float" office:value="3290" table:style-name="ce12">
            <text:p><text:s/>3,290<text:s/></text:p>
          </table:table-cell>
          <table:table-cell office:value-type="float" office:value="460" table:style-name="ce12">
            <text:p><text:s/>460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8" table:style-name="ce12">
            <text:p><text:s/>8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9494" table:style-name="ce11">
            <text:p><text:s/>199,494<text:s/></text:p>
          </table:table-cell>
          <table:table-cell office:value-type="float" office:value="454" table:style-name="ce12">
            <text:p><text:s/>4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2924" table:style-name="ce12">
            <text:p><text:s/>192,924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35" table:style-name="ce12">
            <text:p><text:s/>235<text:s/></text:p>
          </table:table-cell>
          <table:table-cell office:value-type="float" office:value="5371" table:style-name="ce12">
            <text:p><text:s/>5,37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9" table:style-name="ce12">
            <text:p><text:s/>139<text:s/></text:p>
          </table:table-cell>
          <table:table-cell office:value-type="float" office:value="1279" table:style-name="ce12">
            <text:p><text:s/>1,279<text:s/></text:p>
          </table:table-cell>
          <table:table-cell office:value-type="float" office:value="1199" table:style-name="ce12">
            <text:p><text:s/>1,199<text:s/></text:p>
          </table:table-cell>
          <table:table-cell office:value-type="float" office:value="80" table:style-name="ce12">
            <text:p><text:s/>80<text:s/></text:p>
          </table:table-cell>
          <table:table-cell office:value-type="float" office:value="7" table:style-name="ce12">
            <text:p><text:s/>7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165" table:style-name="ce11">
            <text:p><text:s/>84,165<text:s/></text:p>
          </table:table-cell>
          <table:table-cell office:value-type="float" office:value="327" table:style-name="ce12">
            <text:p><text:s/>327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6310" table:style-name="ce12">
            <text:p><text:s/>76,3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2" table:style-name="ce12">
            <text:p><text:s/>102<text:s/></text:p>
          </table:table-cell>
          <table:table-cell office:value-type="float" office:value="974" table:style-name="ce12">
            <text:p><text:s/>97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342" table:style-name="ce12">
            <text:p><text:s/>342<text:s/></text:p>
          </table:table-cell>
          <table:table-cell office:value-type="float" office:value="319" table:style-name="ce12">
            <text:p><text:s/>319<text:s/></text:p>
          </table:table-cell>
          <table:table-cell office:value-type="float" office:value="23" table:style-name="ce12">
            <text:p><text:s/>2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48097" table:style-name="ce11">
            <text:p><text:s/>48,09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173" table:style-name="ce12">
            <text:p><text:s/>45,17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662" table:style-name="ce12">
            <text:p><text:s/>1,6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528" table:style-name="ce12">
            <text:p><text:s/>528<text:s/></text:p>
          </table:table-cell>
          <table:table-cell office:value-type="float" office:value="528" table:style-name="ce12">
            <text:p><text:s/>52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2780" table:style-name="ce11">
            <text:p><text:s/>62,780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14188" table:style-name="ce12">
            <text:p><text:s/>14,1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" table:style-name="ce12">
            <text:p><text:s/>45<text:s/></text:p>
          </table:table-cell>
          <table:table-cell office:value-type="float" office:value="47494" table:style-name="ce12">
            <text:p><text:s/>47,4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783" table:style-name="ce12">
            <text:p><text:s/>78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0" table:style-name="ce12">
            <text:p><text:s/>40<text:s/></text:p>
          </table:table-cell>
          <table:table-cell office:value-type="float" office:value="368" table:style-name="ce12">
            <text:p><text:s/>368<text:s/></text:p>
          </table:table-cell>
          <table:table-cell office:value-type="float" office:value="315" table:style-name="ce12">
            <text:p><text:s/>315<text:s/></text:p>
          </table:table-cell>
          <table:table-cell office:value-type="float" office:value="53" table:style-name="ce12">
            <text:p><text:s/>5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4197" table:style-name="ce11">
            <text:p><text:s/>24,197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9429" table:style-name="ce12">
            <text:p><text:s/>19,4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933" table:style-name="ce12">
            <text:p><text:s/>93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6" table:style-name="ce12">
            <text:p><text:s/>16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226" table:style-name="ce12">
            <text:p><text:s/>22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0764" table:style-name="ce11">
            <text:p><text:s/>120,764<text:s/></text:p>
          </table:table-cell>
          <table:table-cell office:value-type="float" office:value="327" table:style-name="ce12">
            <text:p><text:s/>327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9301" table:style-name="ce12">
            <text:p><text:s/>119,3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61" table:style-name="ce12">
            <text:p><text:s/>61<text:s/></text:p>
          </table:table-cell>
          <table:table-cell office:value-type="float" office:value="1001" table:style-name="ce12">
            <text:p><text:s/>1,0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513" table:style-name="ce12">
            <text:p><text:s/>513<text:s/></text:p>
          </table:table-cell>
          <table:table-cell office:value-type="float" office:value="293" table:style-name="ce12">
            <text:p><text:s/>293<text:s/></text:p>
          </table:table-cell>
          <table:table-cell office:value-type="float" office:value="220" table:style-name="ce12">
            <text:p><text:s/>2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6428" table:style-name="ce11">
            <text:p><text:s/>86,428<text:s/></text:p>
          </table:table-cell>
          <table:table-cell office:value-type="float" office:value="127" table:style-name="ce12">
            <text:p><text:s/>127<text:s/></text:p>
          </table:table-cell>
          <table:table-cell office:value-type="float" office:value="10886" table:style-name="ce12">
            <text:p><text:s/>10,8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73801" table:style-name="ce12">
            <text:p><text:s/>73,80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2">
            <text:p><text:s/>11<text:s/></text:p>
          </table:table-cell>
          <table:table-cell office:value-type="float" office:value="1351" table:style-name="ce12">
            <text:p><text:s/>1,351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31" table:style-name="ce12">
            <text:p><text:s/>31<text:s/></text:p>
          </table:table-cell>
          <table:table-cell office:value-type="float" office:value="474" table:style-name="ce12">
            <text:p><text:s/>474<text:s/></text:p>
          </table:table-cell>
          <table:table-cell office:value-type="float" office:value="390" table:style-name="ce12">
            <text:p><text:s/>390<text:s/></text:p>
          </table:table-cell>
          <table:table-cell office:value-type="float" office:value="84" table:style-name="ce12">
            <text:p><text:s/>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2910" table:style-name="ce13">
            <text:p><text:s/>2,910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74" table:style-name="ce14">
            <text:p><text:s/>1,17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3" table:style-name="ce14">
            <text:p><text:s/>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38" table:style-name="ce14">
            <text:p><text:s/>38<text:s/></text:p>
          </table:table-cell>
          <table:table-cell office:value-type="float" office:value="32" table:style-name="ce14">
            <text:p><text:s/>32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091" table:style-name="ce13">
            <text:p><text:s/>6,09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22" table:style-name="ce14">
            <text:p><text:s/>4,7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20" table:style-name="ce14">
            <text:p><text:s/>22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2" table:style-name="ce14">
            <text:p><text:s/>42<text:s/></text:p>
          </table:table-cell>
          <table:table-cell office:value-type="float" office:value="41" table:style-name="ce14">
            <text:p><text:s/>4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504" table:style-name="ce13">
            <text:p><text:s/>2,504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82" table:style-name="ce14">
            <text:p><text:s/>2,4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94" table:style-name="ce13">
            <text:p><text:s/>7,294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60" table:style-name="ce14">
            <text:p><text:s/>6,96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69" table:style-name="ce14">
            <text:p><text:s/>6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4" table:style-name="ce14">
            <text:p><text:s/>44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022" table:style-name="ce13">
            <text:p><text:s/>2,0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878" table:style-name="ce14">
            <text:p><text:s/>1,8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704" table:style-name="ce13">
            <text:p><text:s/>2,704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117" table:style-name="ce14">
            <text:p><text:s/>2,1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04" table:style-name="ce14">
            <text:p><text:s/>50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0" table:style-name="ce14">
            <text:p><text:s/>6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23" table:style-name="ce14">
            <text:p><text:s/>2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270" table:style-name="ce13">
            <text:p><text:s/>3,27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99" table:style-name="ce14">
            <text:p><text:s/>2,69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7" table:style-name="ce14">
            <text:p><text:s/>16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47" table:style-name="ce14">
            <text:p><text:s/>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419" table:style-name="ce13">
            <text:p><text:s/>13,419<text:s/></text:p>
          </table:table-cell>
          <table:table-cell office:value-type="float" office:value="30" table:style-name="ce14">
            <text:p><text:s/>30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02" table:style-name="ce14">
            <text:p><text:s/>12,30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96" table:style-name="ce14">
            <text:p><text:s/>196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5" table:style-name="ce14">
            <text:p><text:s/>95<text:s/></text:p>
          </table:table-cell>
          <table:table-cell office:value-type="float" office:value="66" table:style-name="ce14">
            <text:p><text:s/>66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929" table:style-name="ce13">
            <text:p><text:s/>929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36" table:style-name="ce14">
            <text:p><text:s/>83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1" table:style-name="ce14">
            <text:p><text:s/>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" table:style-name="ce14">
            <text:p><text:s/>25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69" table:style-name="ce13">
            <text:p><text:s/>2,769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40" table:style-name="ce14">
            <text:p><text:s/>2,74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5" table:style-name="ce13">
            <text:p><text:s/>5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" table:style-name="ce14">
            <text:p><text:s/>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7802" table:style-name="ce13">
            <text:p><text:s/>17,802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803" table:style-name="ce14">
            <text:p><text:s/>16,8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48" table:style-name="ce14">
            <text:p><text:s/>4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37" table:style-name="ce14">
            <text:p><text:s/>37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8409" table:style-name="ce13">
            <text:p><text:s/>8,409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7947" table:style-name="ce14">
            <text:p><text:s/>7,94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84" table:style-name="ce14">
            <text:p><text:s/>38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8" table:style-name="ce14">
            <text:p><text:s/>78<text:s/></text:p>
          </table:table-cell>
          <table:table-cell office:value-type="float" office:value="78" table:style-name="ce14">
            <text:p><text:s/>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00" table:style-name="ce13">
            <text:p><text:s/>16,3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749" table:style-name="ce14">
            <text:p><text:s/>12,74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3" table:style-name="ce14">
            <text:p><text:s/>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089" table:style-name="ce11">
            <text:p><text:s/>3,08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529" table:style-name="ce12">
            <text:p><text:s/>2,5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9" table:style-name="ce12">
            <text:p><text:s/>5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7" table:style-name="ce12">
            <text:p><text:s/>7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527" table:style-name="ce13">
            <text:p><text:s/>2,52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453" table:style-name="ce14">
            <text:p><text:s/>2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17" table:style-name="ce14">
            <text:p><text:s/>1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62" table:style-name="ce13">
            <text:p><text:s/>56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6" table:style-name="ce14">
            <text:p><text:s/>7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7" table:style-name="ce14">
            <text:p><text:s/>7<text:s/></text:p>
          </table:table-cell>
          <table:table-cell table:number-columns-repeated="16366" table:style-name="ce5"/>
        </table:table-row>
        <table:table-row table:style-name="ro5">
          <table:table-cell table:style-name="ce6"/>
          <table:table-cell table:style-name="ce7"/>
          <table:table-cell table:style-name="ce11"/>
          <table:table-cell table:number-columns-repeated="15" table:style-name="ce12"/>
          <table:table-cell table:number-columns-repeated="16366" table:style-name="ce5"/>
        </table:table-row>
        <table:table-row table:number-rows-repeated="2" table:style-name="ro5">
          <table:table-cell table:style-name="ce9"/>
          <table:table-cell table:style-name="ce8"/>
          <table:table-cell table:style-name="ce13"/>
          <table:table-cell table:number-columns-repeated="15" table:style-name="ce14"/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ohome</meta:initial-creator>
    <dc:creator>cpa</dc:creator>
    <meta:creation-date>2003-10-23T06:49:28Z</meta:creation-date>
    <dc:date>2015-09-01T02:54:58Z</dc:date>
    <meta:print-date>2013-12-12T03:50:57Z</meta:print-date>
  </office:meta>
</office:document-meta>
</file>